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230">`</text:span>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oft-page-break/><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oft-page-break/><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oft-page-break/><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oft-page-break/><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text:span><text:soft-page-break/><text:span text:style-name="T231">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text:span><text:soft-page-break/><text:span text:style-name="T234">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oft-page-break/><text:s text:c="5"/><text:span text:style-name="T239">Eugene continued to laugh. “There’s no reason for name calling.” H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6</meta:editing-cycles>
    <meta:generator>LibreOffice/7.4.2.3$Windows_X86_64 LibreOffice_project/382eef1f22670f7f4118c8c2dd222ec7ad009daf</meta:generator>
    <dc:date>2022-10-25T15:32:48.793000000</dc:date>
    <meta:editing-duration>PT12H24M17S</meta:editing-duration>
    <meta:document-statistic meta:table-count="0" meta:image-count="0" meta:object-count="0" meta:page-count="79" meta:paragraph-count="829" meta:word-count="21102" meta:character-count="118426" meta:non-whitespace-character-count="94098"/>
  </office:meta>
</office:document-meta>
</file>